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4392" calcext:value-type="float">
            <text:p>93.8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2432" calcext:value-type="float">
            <text:p>93.3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9824" calcext:value-type="float">
            <text:p>93.0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0704" calcext:value-type="float">
            <text:p>92.5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0248" calcext:value-type="float">
            <text:p>91.9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0688" calcext:value-type="float">
            <text:p>91.6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7432" calcext:value-type="float">
            <text:p>91.4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4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06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